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6.955cm" fo:margin-left="0cm" fo:margin-right="0.048cm" table:align="margins" style:writing-mode="lr-tb"/>
    </style:style>
    <style:style style:name="Tabella2.A" style:family="table-column">
      <style:table-column-properties style:column-width="3.383cm" style:rel-column-width="13080*"/>
    </style:style>
    <style:style style:name="Tabella2.B" style:family="table-column">
      <style:table-column-properties style:column-width="13.571cm" style:rel-column-width="52455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3" style:family="table">
      <style:table-properties style:width="17.002cm" table:align="margins" style:writing-mode="lr-tb"/>
    </style:style>
    <style:style style:name="Tabella3.A" style:family="table-column">
      <style:table-column-properties style:column-width="17.002cm" style:rel-column-width="65535*"/>
    </style:style>
    <style:style style:name="Tabella3.A1" style:family="table-cell">
      <style:table-cell-properties fo:padding="0.097cm" fo:border="none"/>
    </style:style>
    <style:style style:name="Tabella1" style:family="table">
      <style:table-properties style:width="17.013cm" fo:margin-left="0cm" fo:margin-right="-0.011cm" table:align="margins"/>
    </style:style>
    <style:style style:name="Tabella1.A" style:family="table-column">
      <style:table-column-properties style:column-width="6.668cm" style:rel-column-width="25684*"/>
    </style:style>
    <style:style style:name="Tabella1.B" style:family="table-column">
      <style:table-column-properties style:column-width="10.345cm" style:rel-column-width="39851*"/>
    </style:style>
    <style:style style:name="Tabella1.A1" style:family="table-cell">
      <style:table-cell-properties fo:padding="0.097cm" fo:border="none"/>
    </style:style>
    <style:style style:name="Tabella4" style:family="table">
      <style:table-properties style:width="10.622cm" fo:margin-left="6.369cm" fo:margin-right="0.011cm" table:align="margins" style:writing-mode="lr-tb"/>
    </style:style>
    <style:style style:name="Tabella4.A" style:family="table-column">
      <style:table-column-properties style:column-width="1.914cm" style:rel-column-width="11807*"/>
    </style:style>
    <style:style style:name="Tabella4.B" style:family="table-column">
      <style:table-column-properties style:column-width="2.212cm" style:rel-column-width="13643*"/>
    </style:style>
    <style:style style:name="Tabella4.C" style:family="table-column">
      <style:table-column-properties style:column-width="1.254cm" style:rel-column-width="7734*"/>
    </style:style>
    <style:style style:name="Tabella4.D" style:family="table-column">
      <style:table-column-properties style:column-width="1.617cm" style:rel-column-width="9982*"/>
    </style:style>
    <style:style style:name="Tabella4.E" style:family="table-column">
      <style:table-column-properties style:column-width="1.55cm" style:rel-column-width="9569*"/>
    </style:style>
    <style:style style:name="Tabella4.F" style:family="table-column">
      <style:table-column-properties style:column-width="2.074cm" style:rel-column-width="12800*"/>
    </style:style>
    <style:style style:name="Tabella4.A1" style:family="table-cell">
      <style:table-cell-properties fo:padding="0.097cm" fo:border="none"/>
    </style:style>
    <style:style style:name="Tabella7" style:family="table">
      <style:table-properties style:width="10.622cm" fo:margin-left="6.369cm" fo:margin-right="0.011cm" table:align="margins" style:writing-mode="lr-tb"/>
    </style:style>
    <style:style style:name="Tabella7.A" style:family="table-column">
      <style:table-column-properties style:column-width="1.914cm" style:rel-column-width="11807*"/>
    </style:style>
    <style:style style:name="Tabella7.B" style:family="table-column">
      <style:table-column-properties style:column-width="2.212cm" style:rel-column-width="13643*"/>
    </style:style>
    <style:style style:name="Tabella7.C" style:family="table-column">
      <style:table-column-properties style:column-width="1.254cm" style:rel-column-width="7734*"/>
    </style:style>
    <style:style style:name="Tabella7.D" style:family="table-column">
      <style:table-column-properties style:column-width="1.617cm" style:rel-column-width="9982*"/>
    </style:style>
    <style:style style:name="Tabella7.E" style:family="table-column">
      <style:table-column-properties style:column-width="1.55cm" style:rel-column-width="9569*"/>
    </style:style>
    <style:style style:name="Tabella7.F" style:family="table-column">
      <style:table-column-properties style:column-width="2.074cm" style:rel-column-width="12800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7.002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02cm" style:rel-column-width="32768*"/>
    </style:style>
    <style:style style:name="Tabella5.A1" style:family="table-cell">
      <style:table-cell-properties fo:padding="0.097cm" fo:border="none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9pt" style:font-size-asian="9pt" style:font-size-complex="9pt"/>
    </style:style>
    <style:style style:name="P2" style:family="paragraph" style:parent-style-name="Footer">
      <style:text-properties style:font-name="Arial" fo:font-size="9pt" style:font-size-asian="9pt" style:font-size-complex="9pt"/>
    </style:style>
    <style:style style:name="P3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P4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 style:font-size-complex="12pt"/>
    </style:style>
    <style:style style:name="P7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9" style:family="paragraph" style:parent-style-name="Standard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0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1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15" style:family="paragraph" style:parent-style-name="Standard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18" style:family="paragraph" style:parent-style-name="Standard">
      <style:text-properties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normal" style:font-size-asian="11pt" style:font-weight-asian="normal" style:font-name-complex="Times New Roman"/>
    </style:style>
    <style:style style:name="P20" style:family="paragraph" style:parent-style-name="Standard"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5pt" fo:language="it" fo:country="IT" fo:font-weight="bold" style:font-size-asian="15pt" style:font-weight-asian="bold" style:font-name-complex="Times New Roman" style:font-size-complex="15pt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bold" fo:background-color="transparent" style:font-size-asian="11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bold" fo:background-color="transparent" style:font-size-asian="11pt" style:font-weight-asian="bold" style:font-name-complex="Times New Roman" style:font-size-complex="11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normal" style:font-size-asian="12pt" style:language-asian="zxx" style:country-asian="none" style:font-style-asian="normal" style:font-weight-asian="normal" style:font-name-complex="Times New Roman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/>
    </style:style>
    <style:style style:name="P37" style:family="paragraph" style:parent-style-name="Table_20_Contents">
      <style:paragraph-properties fo:text-align="end" style:justify-single-word="false"/>
      <style:text-properties style:font-name="Times New Roman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name-complex="Times New Roman" style:font-size-complex="11pt"/>
    </style:style>
    <style:style style:name="P40" style:family="paragraph" style:parent-style-name="Standard">
      <style:paragraph-properties fo:margin-left="1.588cm" fo:margin-right="0.385cm" fo:orphans="2" fo:widows="2" fo:hyphenation-ladder-count="no-limit" fo:text-indent="-1.468cm" style:auto-text-indent="false" style:text-autospace="none" style:punctuation-wrap="simple" style:vertical-align="baseline" style:writing-mode="lr-tb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background-color="transparent" style:font-size-asian="11pt" style:font-size-complex="11pt" fo:hyphenate="false" fo:hyphenation-remain-char-count="2" fo:hyphenation-push-char-count="2"/>
    </style:style>
    <style:style style:name="P41" style:family="paragraph" style:parent-style-name="Standard">
      <style:paragraph-properties fo:text-align="justify" style:justify-single-word="false" fo:padding="0cm" fo:border-left="none" fo:border-right="none" fo:border-top="0.018cm solid #000000" fo:border-bottom="none" style:shadow="none"/>
      <style:text-properties style:use-window-font-color="true"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42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15pt" fo:language="it" fo:country="IT" fo:font-weight="bold" style:font-size-asian="15pt" style:font-weight-asian="bold" style:font-name-complex="Times New Roman" style:font-size-complex="15pt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bold" fo:background-color="transparent" style:font-size-asian="11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italic" style:text-underline-style="none" fo:font-weight="normal" fo:background-color="transparent" style:font-size-asian="11pt" style:language-asian="zxx" style:country-asian="none" style:font-style-asian="italic" style:font-weight-asian="normal" style:font-name-complex="Times New Roman" style:font-size-complex="11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bold" fo:background-color="transparent" style:font-size-asian="11pt" style:font-weight-asian="bold" style:font-name-complex="Times New Roman" style:font-size-complex="11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bold" fo:background-color="transparent" style:font-size-asian="12pt" style:language-asian="zxx" style:country-asian="none" style:font-style-asian="normal" style:font-weight-asian="bold" style:font-name-complex="Times New Roman" style:font-size-complex="12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54" style:family="paragraph" style:parent-style-name="Standard">
      <style:text-properties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55" style:family="paragraph" style:parent-style-name="Standard">
      <style:text-properties style:font-name="Times New Roman" fo:font-size="11pt" fo:language="it" fo:country="IT" style:text-underline-style="none" fo:font-weight="normal" style:font-size-asian="11pt" style:font-weight-asian="normal" style:font-name-complex="Times New Roman" style:font-weight-complex="normal"/>
    </style:style>
    <style:style style:name="P56" style:family="paragraph" style:parent-style-name="Standard"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57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59" style:family="paragraph" style:parent-style-name="Standard">
      <style:paragraph-properties fo:text-align="center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6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61" style:family="paragraph" style:parent-style-name="Standard">
      <style:paragraph-properties fo:text-align="justify" style:justify-single-word="false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/>
    </style:style>
    <style:style style:name="P63" style:family="paragraph" style:parent-style-name="Table_20_Contents">
      <style:paragraph-properties fo:text-align="end" style:justify-single-word="false"/>
      <style:text-properties style:font-name="Times New Roman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6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normal" style:font-size-asian="11pt" style:language-asian="zxx" style:country-asian="none" style:font-style-asian="normal" style:font-size-complex="11pt" style:font-style-complex="normal"/>
    </style:style>
    <style:style style:name="T4" style:family="text">
      <style:text-properties fo:font-size="11pt" fo:font-style="normal" fo:font-weight="normal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T5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6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7" style:family="text">
      <style:text-properties fo:language="it" fo:country="IT" style:font-name-complex="Times New Roman"/>
    </style:style>
    <style:style style:name="T8" style:family="text">
      <style:text-properties fo:language="it" fo:country="IT" style:text-underline-style="none" fo:font-weight="bold" style:font-weight-asian="bold" style:font-name-complex="Times New Roman"/>
    </style:style>
    <style:style style:name="T9" style:family="text">
      <style:text-properties fo:language="it" fo:country="IT" style:text-underline-style="none" fo:font-weight="bold" style:font-weight-asian="bold" style:font-name-complex="Times New Roman" style:font-weight-complex="bold"/>
    </style:style>
    <style:style style:name="T10" style:family="text">
      <style:text-properties fo:language="it" fo:country="IT" style:text-underline-style="none" fo:font-weight="normal" style:font-weight-asian="normal" style:font-name-complex="Times New Roman" style:font-weight-complex="normal"/>
    </style:style>
    <style:style style:name="T11" style:family="text">
      <style:text-properties fo:language="it" fo:country="IT" fo:font-weight="bold" style:font-weight-asian="bold" style:font-name-complex="Times New Roman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background-color="transparent"/>
    </style:style>
    <style:style style:name="T14" style:family="text">
      <style:text-properties fo:font-style="normal" style:language-asian="zxx" style:country-asian="none" style:font-style-asian="normal" style:font-style-complex="normal"/>
    </style:style>
    <style:style style:name="T15" style:family="text">
      <style:text-properties fo:font-style="normal" style:language-asian="zxx" style:country-asian="none" style:font-style-asian="normal" style:font-size-complex="11pt" style:font-style-complex="normal" style:font-weight-complex="normal"/>
    </style:style>
    <style:style style:name="T16" style:family="text">
      <style:text-properties fo:font-style="normal" fo:background-color="transparent" style:language-asian="zxx" style:country-asian="none" style:font-style-asian="normal" style:font-style-complex="normal"/>
    </style:style>
    <style:style style:name="T17" style:family="text">
      <style:text-properties style:use-window-font-color="true" fo:font-style="normal" style:language-asian="zxx" style:country-asian="none" style:font-style-asian="normal" style:font-style-complex="normal"/>
    </style:style>
    <style:style style:name="T18" style:family="text">
      <style:text-properties style:use-window-font-color="true" fo:font-style="normal" style:language-asian="zxx" style:country-asian="none" style:font-style-asian="normal" style:font-size-complex="11pt" style:font-style-complex="normal" style:font-weight-complex="normal"/>
    </style:style>
    <style:style style:name="T19" style:family="text"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20" style:family="text">
      <style:text-properties style:font-size-complex="11pt"/>
    </style:style>
    <style:style style:name="T21" style:family="text">
      <style:text-properties style:font-name="Times New Roman" fo:language="it" fo:country="IT" style:text-underline-style="none" fo:font-weight="bold" style:font-weight-asian="bold" style:font-name-complex="Times New Roman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checkbox form:name="Casella di controllo 1" form:control-implementation="ooo:com.sun.star.form.component.CheckBox" xml:id="control1" form:id="control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" form:id="control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" form:id="control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" form:id="control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" form:id="control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" form:id="control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" form:id="control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" form:id="control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" form:id="control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" form:id="control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" form:id="control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" form:id="control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3" form:id="control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4" form:id="control1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4" form:control-implementation="ooo:com.sun.star.form.component.CheckBox" xml:id="control15" form:id="control1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5" form:control-implementation="ooo:com.sun.star.form.component.CheckBox" xml:id="control16" form:id="control1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6" form:control-implementation="ooo:com.sun.star.form.component.CheckBox" xml:id="control17" form:id="control1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8" form:id="control1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9" form:id="control1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0" form:id="control2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1" form:id="control2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2" form:id="control2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3" form:id="control2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4" form:id="control2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5" form:id="control2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6" form:id="control2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7" form:id="control2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8" form:id="control2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9" form:id="control2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0" form:id="control3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1" form:id="control3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2" form:id="control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3" form:id="control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4" form:id="control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5" form:id="control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6" form:id="control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7" form:id="control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8" form:id="control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9" form:id="control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0" form:id="control4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1" form:id="control4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2" form:id="control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3" form:id="control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4" form:id="control4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5" form:id="control4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6" form:id="control4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7" form:id="control4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8" form:id="control4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9" form:id="control4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0" form:id="control5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1" form:id="control5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2" form:id="control5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3" form:id="control5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4" form:id="control5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5" form:id="control5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6" form:id="control5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7" form:id="control5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8" form:id="control5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9" form:id="control5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0" form:id="control6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1" form:id="control6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2" form:id="control6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3" form:id="control6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4" form:id="control6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5" form:id="control6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6" form:id="control6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7" form:id="control6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8" form:id="control6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9" form:id="control6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0" form:id="control7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1" form:id="control7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2" form:id="control7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3" form:id="control7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4" form:id="control7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5" form:id="control7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6" form:id="control7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7" form:id="control7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8" form:id="control7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9" form:id="control7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0" form:id="control8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1" form:id="control8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2" form:id="control8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3" form:id="control8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4" form:id="control8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5" form:id="control8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6" form:id="control8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7" form:id="control8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8" form:id="control8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9" form:id="control8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0" form:id="control9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1" form:id="control9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SETTORE PIANIFICAZIONE TERRITORIALE</text:p>
      <text:p text:style-name="P21">Servizio Edilizia Privata</text:p>
      <text:p text:style-name="P17"/>
      <text:p text:style-name="P17">RELAZIONE ISTRUTTORIA SCIA</text:p>
      <text:p text:style-name="P17"/>
      <text:p text:style-name="P16"><text:span text:style-name="T5">DATA di presentazione</text:span><text:span text:style-name="T7">: </text:span><text:span text:style-name="T11">[data_presentazione]</text:span><text:span text:style-name="T7"> <text:s/><text:tab/></text:span><text:span text:style-name="T5">PROTOCOLLO n°</text:span><text:span text:style-name="T7">:</text:span><text:span text:style-name="T11"> [protocollo] </text:span><text:span text:style-name="T7">del </text:span><text:span text:style-name="T11">[data_protocollo]</text:span></text:p>
      <text:p text:style-name="P6"/>
      <text:p text:style-name="P16"><text:span text:style-name="T5">RICHIEDENTE:</text:span><text:span text:style-name="T8"><text:tab/></text:span><text:span text:style-name="T9">[richiedenti.nominativo;block=tbs:p] in qualità di [richiedenti.titolo]</text:span></text:p>
      <text:p text:style-name="P13">della [richiedenti.ragsoc]</text:p>
      <text:p text:style-name="P13"/>
      <text:p text:style-name="P16"><text:span text:style-name="T6">PROPRIETARIO <text:s text:c="3"/></text:span><text:span text:style-name="T7">(se diverso da richiedente) : _______________________</text:span></text:p>
      <text:p text:style-name="P8">PROGETTISTA:<text:span text:style-name="T12"> <text:tab/></text:span><text:span text:style-name="T12">[elenco_progettisti]</text:span></text:p>
      <text:p text:style-name="P5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7">INTERVENTO:</text:p>
          </table:table-cell>
          <table:table-cell table:style-name="Tabella2.B1" office:value-type="string">
            <text:p text:style-name="P9">[oggetto] presso l’immobile sito in Savona, [ubicazione].</text:p>
            <text:p text:style-name="P9"/>
          </table:table-cell>
        </table:table-row>
      </table:table>
      <text:p text:style-name="P7">Tipo di intervento:</text:p>
      <text:p text:style-name="P18"><draw:control text:anchor-type="as-char" draw:z-index="0" draw:style-name="gr1" draw:text-style-name="P65" svg:width="0.553cm" svg:height="0.458cm" draw:control="control1"/><text:tab/>Straordinaria manutenzione </text:p>
      <text:p text:style-name="P18"><draw:control text:anchor-type="as-char" draw:z-index="64" draw:style-name="gr1" draw:text-style-name="P65" svg:width="0.553cm" svg:height="0.458cm" draw:control="control65"/><text:tab/>Ristrutturazione </text:p>
      <text:p text:style-name="P20"><draw:control text:anchor-type="as-char" draw:z-index="65" draw:style-name="gr1" draw:text-style-name="P65" svg:width="0.553cm" svg:height="0.458cm" draw:control="control66"/><text:tab/>Cambio di destinazione d'uso senza realizzazione opere edilizie </text:p>
      <text:p text:style-name="P20"><draw:control text:anchor-type="as-char" draw:z-index="22" draw:style-name="gr1" draw:text-style-name="P65" svg:width="0.553cm" svg:height="0.458cm" draw:control="control23"/><text:tab/>variante a</text:p>
      <text:p text:style-name="P20"><text:tab/><draw:control text:anchor-type="as-char" draw:z-index="23" draw:style-name="gr1" draw:text-style-name="P65" svg:width="0.553cm" svg:height="0.458cm" draw:control="control24"/><text:tab/>Permesso di costruire <text:tab/><text:span text:style-name="T17">prot_____ del __________ </text:span></text:p>
      <text:p text:style-name="P20"><text:tab/><draw:control text:anchor-type="as-char" draw:z-index="24" draw:style-name="gr1" draw:text-style-name="P65" svg:width="0.553cm" svg:height="0.458cm" draw:control="control25"/><text:tab/>CILA <text:tab/><text:tab/><text:tab/><text:span text:style-name="T17">prot_____ del __________ </text:span></text:p>
      <text:p text:style-name="P20"><text:span text:style-name="T17"><text:tab/></text:span><text:span text:style-name="T17"><draw:control text:anchor-type="as-char" draw:z-index="25" draw:style-name="gr1" draw:text-style-name="P65" svg:width="0.553cm" svg:height="0.458cm" draw:control="control26"/></text:span><text:span text:style-name="T17"><text:tab/>SCIA <text:tab/><text:tab/><text:tab/>prot_____ del __________ </text:span></text:p>
      <text:p text:style-name="P55"><text:span text:style-name="T20"><draw:control text:anchor-type="as-char" draw:z-index="67" draw:style-name="gr1" draw:text-style-name="P65" svg:width="0.553cm" svg:height="0.458cm" draw:control="control68"/></text:span><text:span text:style-name="T20"><text:tab/>comporta modifica nel numero di unità immobiliari</text:span></text:p>
      <text:p text:style-name="P18"><text:tab/><draw:control text:anchor-type="as-char" draw:z-index="68" draw:style-name="gr1" draw:text-style-name="P65" svg:width="0.553cm" svg:height="0.458cm" draw:control="control69"/><text:tab/>frazionamento</text:p>
      <text:p text:style-name="P18"><text:tab/><draw:control text:anchor-type="as-char" draw:z-index="66" draw:style-name="gr1" draw:text-style-name="P65" svg:width="0.553cm" svg:height="0.458cm" draw:control="control67"/><text:tab/>accorpamento</text:p>
      <text:p text:style-name="P11"/>
      <text:p text:style-name="P11">TITOLARITA' E LEGITTIMITA'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40"><text:span text:style-name="T10"><draw:control text:anchor-type="as-char" draw:z-index="1" draw:style-name="gr1" draw:text-style-name="P65" svg:width="0.553cm" svg:height="0.458cm" draw:control="control2"/></text:span><text:span text:style-name="T10"><text:tab/>Verificata titolarità ad eseguire l'intervento (diretta in quanto proprietario, con assenso del proprietario);</text:span></text:p>
          </table:table-cell>
        </table:table-row>
      </table:table>
      <text:p text:style-name="P15"/>
      <text:p text:style-name="P11">FIRME DIGITALI E PROCURE</text:p>
      <text:p text:style-name="P22"><draw:control text:anchor-type="as-char" draw:z-index="37" draw:style-name="gr1" draw:text-style-name="P65" svg:width="0.553cm" svg:height="0.458cm" draw:control="control38"/><text:tab/>Tutti gli elaborati progettuali sono firmati digitalmente dal professionista</text:p>
      <text:p text:style-name="P22"><draw:control text:anchor-type="as-char" draw:z-index="36" draw:style-name="gr1" draw:text-style-name="P65" svg:width="0.553cm" svg:height="0.458cm" draw:control="control37"/><text:tab/>Le procure dei vari soggetti sono corrette e complete</text:p>
      <text:p text:style-name="P10"/>
      <text:p text:style-name="P10">ASSEVERAZIONI DEL PROGETTISTA</text:p>
      <text:p text:style-name="P22"><draw:control text:anchor-type="as-char" draw:z-index="30" draw:style-name="gr1" draw:text-style-name="P65" svg:width="0.553cm" svg:height="0.458cm" draw:control="control31"/><text:tab/>E' presente la relazione asseverata del progettista redatta secondo la modulistica vigente</text:p>
      <text:p text:style-name="P22"><draw:control text:anchor-type="as-char" draw:z-index="31" draw:style-name="gr1" draw:text-style-name="P65" svg:width="0.553cm" svg:height="0.458cm" draw:control="control32"/><text:tab/>La relazione asseverata è completa e correttamente compilata in ogni sua parte</text:p>
      <text:p text:style-name="P22"/>
      <text:p text:style-name="P11">DIRITTI DI SEGRETERIA</text:p>
      <text:p text:style-name="P22"><draw:control text:anchor-type="as-char" draw:z-index="39" draw:style-name="gr1" draw:text-style-name="P65" svg:width="0.553cm" svg:height="0.458cm" draw:control="control40"/><text:tab/>Verificato pagamento dei diritti di segreteria</text:p>
      <text:p text:style-name="P11"/>
      <text:p text:style-name="P11">PARERI INTERNI</text:p>
      <text:p text:style-name="P22"><draw:control text:anchor-type="as-char" draw:z-index="33" draw:style-name="gr1" draw:text-style-name="P65" svg:width="0.553cm" svg:height="0.458cm" draw:control="control34"/><text:tab/>Per l'esecuzione delle opere non sono necessari pareri interni dei settori</text:p>
      <text:p text:style-name="P22"><draw:control text:anchor-type="as-char" draw:z-index="34" draw:style-name="gr1" draw:text-style-name="P65" svg:width="0.553cm" svg:height="0.458cm" draw:control="control35"/><text:tab/>Per l'esecuzione delle opere sono necessari pareri interni dei settori che sono stati ottenuti <text:tab/>direttamente dall'istante o acquisiti d'ufficio</text:p>
      <text:p text:style-name="P22"><text:tab/><draw:control text:anchor-type="as-char" draw:z-index="35" draw:style-name="gr1" draw:text-style-name="P65" svg:width="0.553cm" svg:height="0.458cm" draw:control="control36"/><text:tab/>Sono presenti prescrizioni </text:p>
      <text:p text:style-name="P22"><text:tab/><draw:control text:anchor-type="as-char" draw:z-index="45" draw:style-name="gr1" draw:text-style-name="P65" svg:width="0.553cm" svg:height="0.458cm" draw:control="control46"/><text:tab/>Le prescrizioni sono note al richiedente e al tecnico incaricato</text:p>
      <text:p text:style-name="P30"/>
      <text:p text:style-name="P30"><text:soft-page-break/>SITUAZIONE VINCOLISTICA E RELATIVI ASSENSI</text:p>
      <text:p text:style-name="P22"><draw:control text:anchor-type="as-char" draw:z-index="2" draw:style-name="gr1" draw:text-style-name="P65" svg:width="0.553cm" svg:height="0.458cm" draw:control="control3"/><text:tab/>Non sono presenti vincoli</text:p>
      <text:p text:style-name="P22"><draw:control text:anchor-type="as-char" draw:z-index="32" draw:style-name="gr1" draw:text-style-name="P65" svg:width="0.553cm" svg:height="0.458cm" draw:control="control33"/><text:tab/>Relativamente ai vincoli presenti sono stati prodotti tutti gli assensi/autorizzazioni/pareri necessari<text:tab/><text:tab/><text:tab/><text:tab/> <text:s text:c="6"/></text:p>
      <text:p text:style-name="P14"/>
      <text:p text:style-name="P14">CONFORMITA' E DEROGHE</text:p>
      <text:p text:style-name="P23"><draw:control text:anchor-type="as-char" draw:z-index="3" draw:style-name="gr1" draw:text-style-name="P65" svg:width="0.553cm" svg:height="0.458cm" draw:control="control4"/><text:tab/>Progetto conforme ai piani sovraordinati <text:s text:c="4"/></text:p>
      <text:p text:style-name="P23"><draw:control text:anchor-type="as-char" draw:z-index="4" draw:style-name="gr1" draw:text-style-name="P65" svg:width="0.553cm" svg:height="0.458cm" draw:control="control5"/><text:tab/>Progetto conforme al PUC</text:p>
      <text:p text:style-name="P23"><text:tab/><text:tab/><draw:control text:anchor-type="as-char" draw:z-index="5" draw:style-name="gr1" draw:text-style-name="P65" svg:width="0.553cm" svg:height="0.458cm" draw:control="control6"/><text:tab/>Richiesta deroga alla disciplina di livello puntuale</text:p>
      <text:p text:style-name="P23"><text:tab/><text:tab/><draw:control text:anchor-type="as-char" draw:z-index="6" draw:style-name="gr1" draw:text-style-name="P65" svg:width="0.553cm" svg:height="0.458cm" draw:control="control7"/><text:tab/>Ottenuta deroga alla disciplina di livello puntuale prot n. _______ del ___________</text:p>
      <text:p text:style-name="P23"><draw:control text:anchor-type="as-char" draw:z-index="7" draw:style-name="gr1" draw:text-style-name="P65" svg:width="0.553cm" svg:height="0.458cm" draw:control="control8"/><text:tab/>Progetto conforme al Regolamento Edilizio</text:p>
      <text:p text:style-name="P23"><text:tab/><text:tab/><draw:control text:anchor-type="as-char" draw:z-index="8" draw:style-name="gr1" draw:text-style-name="P65" svg:width="0.553cm" svg:height="0.458cm" draw:control="control9"/><text:tab/>Richiesta deroga alla disciplina del regolamento edilizio</text:p>
      <text:p text:style-name="P23"><text:tab/><text:tab/><draw:control text:anchor-type="as-char" draw:z-index="9" draw:style-name="gr1" draw:text-style-name="P65" svg:width="0.553cm" svg:height="0.458cm" draw:control="control10"/><text:tab/>Ottenuta deroga alla disciplina del regolamento edilizio prot n. _____ del _________ <text:s text:c="4"/></text:p>
      <text:p text:style-name="P32"/>
      <text:p text:style-name="P32"/>
      <text:p text:style-name="P32">PROGETTAZIONE SPECIALISTICA <text:span text:style-name="T4">opere di installazione, trasformazione e ampliamento di impianti di cui al DM <text:tab/>37/2008</text:span></text:p>
      <text:p text:style-name="P23"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4">Impianti elettrici, protezione scariche atmosferiche, automazione porte, cancelli e barriere</text:p>
          </table:table-cell>
          <table:table-cell table:style-name="Tabella1.A1" office:value-type="string">
            <text:p text:style-name="P23"><draw:control text:anchor-type="as-char" draw:z-index="48" draw:style-name="gr1" draw:text-style-name="P65" svg:width="0.553cm" svg:height="0.458cm" draw:control="control49"/> no</text:p>
            <text:p text:style-name="P23"><draw:control text:anchor-type="as-char" draw:z-index="49" draw:style-name="gr1" draw:text-style-name="P65" svg:width="0.553cm" svg:height="0.458cm" draw:control="control50"/> si con obbligo preventivo progetto</text:p>
            <text:p text:style-name="P23"><draw:control text:anchor-type="as-char" draw:z-index="47" draw:style-name="gr1" draw:text-style-name="P65" svg:width="0.553cm" svg:height="0.458cm" draw:control="control48"/> si con sola dichiarazione di conformità + schema progetto al termine dei lavori</text:p>
          </table:table-cell>
        </table:table-row>
        <table:table-row>
          <table:table-cell table:style-name="Tabella1.A1" office:value-type="string">
            <text:p text:style-name="P39">Impianti radiotelevisivi, antenne, impianti elettronici</text:p>
          </table:table-cell>
          <table:table-cell table:style-name="Tabella1.A1" office:value-type="string">
            <text:p text:style-name="P23"><draw:control text:anchor-type="as-char" draw:z-index="51" draw:style-name="gr1" draw:text-style-name="P65" svg:width="0.553cm" svg:height="0.458cm" draw:control="control52"/> no</text:p>
            <text:p text:style-name="P23"><draw:control text:anchor-type="as-char" draw:z-index="52" draw:style-name="gr1" draw:text-style-name="P65" svg:width="0.553cm" svg:height="0.458cm" draw:control="control53"/> si con obbligo preventivo progetto</text:p>
            <text:p text:style-name="P23"><draw:control text:anchor-type="as-char" draw:z-index="50" draw:style-name="gr1" draw:text-style-name="P65" svg:width="0.553cm" svg:height="0.458cm" draw:control="control51"/> si con sola dichiarazione di conformità + schema progetto al termine dei lavori</text:p>
          </table:table-cell>
        </table:table-row>
        <table:table-row>
          <table:table-cell table:style-name="Tabella1.A1" office:value-type="string">
            <text:p text:style-name="P39">Impianti di riscaldamento, condizionamento, refrigerazione di qualsiasi natura e specie</text:p>
          </table:table-cell>
          <table:table-cell table:style-name="Tabella1.A1" office:value-type="string">
            <text:p text:style-name="P23"><draw:control text:anchor-type="as-char" draw:z-index="54" draw:style-name="gr1" draw:text-style-name="P65" svg:width="0.553cm" svg:height="0.458cm" draw:control="control55"/> no</text:p>
            <text:p text:style-name="P23"><draw:control text:anchor-type="as-char" draw:z-index="55" draw:style-name="gr1" draw:text-style-name="P65" svg:width="0.553cm" svg:height="0.458cm" draw:control="control56"/> si con obbligo preventivo progetto</text:p>
            <text:p text:style-name="P23"><draw:control text:anchor-type="as-char" draw:z-index="53" draw:style-name="gr1" draw:text-style-name="P65" svg:width="0.553cm" svg:height="0.458cm" draw:control="control54"/> si con sola dichiarazione di conformità + schema progetto al termine dei lavori</text:p>
          </table:table-cell>
        </table:table-row>
        <table:table-row>
          <table:table-cell table:style-name="Tabella1.A1" office:value-type="string">
            <text:p text:style-name="P39">Impianti idrici e sanitari</text:p>
          </table:table-cell>
          <table:table-cell table:style-name="Tabella1.A1" office:value-type="string">
            <text:p text:style-name="P23"><draw:control text:anchor-type="as-char" draw:z-index="57" draw:style-name="gr1" draw:text-style-name="P65" svg:width="0.553cm" svg:height="0.458cm" draw:control="control58"/> no</text:p>
            <text:p text:style-name="P23"><draw:control text:anchor-type="as-char" draw:z-index="56" draw:style-name="gr1" draw:text-style-name="P65" svg:width="0.553cm" svg:height="0.458cm" draw:control="control57"/> si con sola dichiarazione di conformità + schema progetto al termine dei lavori</text:p>
          </table:table-cell>
        </table:table-row>
        <table:table-row>
          <table:table-cell table:style-name="Tabella1.A1" office:value-type="string">
            <text:p text:style-name="P39">Impianti distribuzione gas di qualsiasi tipo comprese le opere di evacuazione dei prodotti della combustione</text:p>
          </table:table-cell>
          <table:table-cell table:style-name="Tabella1.A1" office:value-type="string">
            <text:p text:style-name="P23"><draw:control text:anchor-type="as-char" draw:z-index="59" draw:style-name="gr1" draw:text-style-name="P65" svg:width="0.553cm" svg:height="0.458cm" draw:control="control60"/> no</text:p>
            <text:p text:style-name="P23"><draw:control text:anchor-type="as-char" draw:z-index="60" draw:style-name="gr1" draw:text-style-name="P65" svg:width="0.553cm" svg:height="0.458cm" draw:control="control61"/> si con obbligo preventivo progetto</text:p>
            <text:p text:style-name="P23"><draw:control text:anchor-type="as-char" draw:z-index="58" draw:style-name="gr1" draw:text-style-name="P65" svg:width="0.553cm" svg:height="0.458cm" draw:control="control59"/> si con sola dichiarazione di conformità + schema progetto al termine dei lavori</text:p>
          </table:table-cell>
        </table:table-row>
        <table:table-row>
          <table:table-cell table:style-name="Tabella1.A1" office:value-type="string">
            <text:p text:style-name="P39">Impianti antincendio</text:p>
          </table:table-cell>
          <table:table-cell table:style-name="Tabella1.A1" office:value-type="string">
            <text:p text:style-name="P23"><draw:control text:anchor-type="as-char" draw:z-index="62" draw:style-name="gr1" draw:text-style-name="P65" svg:width="0.553cm" svg:height="0.458cm" draw:control="control63"/> no</text:p>
            <text:p text:style-name="P23"><draw:control text:anchor-type="as-char" draw:z-index="63" draw:style-name="gr1" draw:text-style-name="P65" svg:width="0.553cm" svg:height="0.458cm" draw:control="control64"/> si con obbligo preventivo progetto</text:p>
            <text:p text:style-name="P23"><draw:control text:anchor-type="as-char" draw:z-index="61" draw:style-name="gr1" draw:text-style-name="P65" svg:width="0.553cm" svg:height="0.458cm" draw:control="control62"/> si con sola dichiarazione di conformità + schema progetto al termine dei lavori</text:p>
          </table:table-cell>
        </table:table-row>
      </table:table>
      <text:p text:style-name="P22"><text:tab/><text:span text:style-name="T13"><text:tab/><text:tab/><text:tab/></text:span></text:p>
      <text:p text:style-name="P27"><text:span text:style-name="T16"><draw:control text:anchor-type="as-char" draw:z-index="46" draw:style-name="gr1" draw:text-style-name="P65" svg:width="0.553cm" svg:height="0.458cm" draw:control="control47"/></text:span><text:span text:style-name="T16"><text:tab/>L'intervento prevede il rispetto della normativa in tema di contenimento dei consumi energetici e la <text:tab/>redazione di relazione ex art 28</text:span><text:span text:style-name="T13"> Legge 10/91 e s.m.i.</text:span><text:span text:style-name="T14"> </text:span></text:p>
      <text:p text:style-name="P22"><text:tab/><text:tab/><text:tab/><text:tab/><draw:control text:anchor-type="as-char" draw:z-index="10" draw:style-name="gr1" draw:text-style-name="P65" svg:width="0.553cm" svg:height="0.458cm" draw:control="control11"/><text:tab/>Non necessaria <text:s text:c="4"/></text:p>
      <text:p text:style-name="P22"><text:tab/><text:tab/><text:tab/><text:tab/><draw:control text:anchor-type="as-char" draw:z-index="11" draw:style-name="gr1" draw:text-style-name="P65" svg:width="0.553cm" svg:height="0.458cm" draw:control="control12"/><text:tab/>Inoltrata con prot n. _________ del ________________</text:p>
      <text:p text:style-name="P23"><text:tab/><text:tab/><text:tab/><text:tab/><text:tab/><text:tab/><text:tab/><text:tab/><text:tab/><text:tab/><text:tab/><text:tab/><text:tab/></text:p>
      <text:p text:style-name="P10">INTEGRAZIONI </text:p>
      <text:p text:style-name="P19"><text:span text:style-name="T18"><draw:control text:anchor-type="as-char" draw:z-index="26" draw:style-name="gr1" draw:text-style-name="P65" svg:width="0.553cm" svg:height="0.458cm" draw:control="control27"/></text:span><text:span text:style-name="T18"><text:tab/>Non sono state richieste integrazioni</text:span></text:p>
      <text:p text:style-name="P22"><draw:control text:anchor-type="as-char" draw:z-index="27" draw:style-name="gr1" draw:text-style-name="P65" svg:width="0.553cm" svg:height="0.458cm" draw:control="control28"/><text:tab/>Sono state richieste integrazioni</text:p>
      <text:p text:style-name="P31"><text:tab/><text:tab/><text:tab/><text:tab/><text:tab/><text:span text:style-name="T2"><draw:control text:anchor-type="as-char" draw:z-index="28" draw:style-name="gr1" draw:text-style-name="P65" svg:width="0.553cm" svg:height="0.458cm" draw:control="control29"/></text:span><text:span text:style-name="T2"><text:tab/>Integrazioni prodotte con prot_____ del __________ </text:span></text:p>
      <text:p text:style-name="P31"><text:span text:style-name="T2"><text:tab/><text:tab/><text:tab/><text:tab/><text:tab/></text:span><text:span text:style-name="T2"><draw:control text:anchor-type="as-char" draw:z-index="29" draw:style-name="gr1" draw:text-style-name="P65" svg:width="0.553cm" svg:height="0.458cm" draw:control="control30"/></text:span><text:span text:style-name="T2"><text:tab/>Integrazioni prodotte con prot_____ del __________ </text:span></text:p>
      <text:p text:style-name="P22"><text:tab/><text:tab/></text:p>
      <text:p text:style-name="P26"><text:soft-page-break/>ATTI DI VINCOLO</text:p>
      <text:p text:style-name="P23">Atto unilaterale d'obbligo per futura costituzione pertinenzialità parcheggi</text:p>
      <text:p text:style-name="P27"><text:span text:style-name="T14"><text:tab/><text:tab/><text:tab/><text:tab/></text:span><text:span text:style-name="T14"><draw:control text:anchor-type="as-char" svg:y="-0.392cm" draw:z-index="82" draw:style-name="gr2" draw:text-style-name="P65" svg:width="0.553cm" svg:height="0.458cm" draw:control="control83"/></text:span><text:span text:style-name="T14"><text:tab/>Non necessario</text:span></text:p>
      <text:p text:style-name="P27"><text:span text:style-name="T14"><text:tab/><text:tab/><text:tab/><text:tab/></text:span><text:span text:style-name="T16"><draw:control text:anchor-type="as-char" draw:z-index="83" draw:style-name="gr1" draw:text-style-name="P65" svg:width="0.553cm" svg:height="0.458cm" draw:control="control84"/></text:span><text:span text:style-name="T16"><text:tab/>Stipulato con atto <text:s/>in data ___________</text:span></text:p>
      <text:p text:style-name="P23"><text:tab/><text:tab/><text:tab/><text:tab/><text:tab/>a rogito notaio ____________________</text:p>
      <text:p text:style-name="P23"><text:tab/><text:tab/><text:tab/><text:tab/><text:tab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p text:style-name="P36">Rep n.</text:p>
          </table:table-cell>
          <table:table-cell table:style-name="Tabella7.A1" office:value-type="string">
            <text:p text:style-name="P37"/>
          </table:table-cell>
          <table:table-cell table:style-name="Tabella7.A1" office:value-type="string">
            <text:p text:style-name="P37"><text:s/></text:p>
          </table:table-cell>
          <table:table-cell table:style-name="Tabella7.A1" office:value-type="string">
            <text:p text:style-name="P36">Racc. n.</text:p>
          </table:table-cell>
          <table:table-cell table:style-name="Tabella7.A1" office:value-type="string">
            <text:p text:style-name="P37"/>
          </table:table-cell>
          <table:table-cell table:style-name="Tabella7.A1" office:value-type="string">
            <text:p text:style-name="P37"/>
          </table:table-cell>
        </table:table-row>
        <table:table-row>
          <table:table-cell table:style-name="Tabella7.A1" office:value-type="string">
            <text:p text:style-name="P37">Registrato a </text:p>
          </table:table-cell>
          <table:table-cell table:style-name="Tabella7.A1" office:value-type="string">
            <text:p text:style-name="P36"/>
          </table:table-cell>
          <table:table-cell table:style-name="Tabella7.A1" office:value-type="string">
            <text:p text:style-name="P37">il</text:p>
          </table:table-cell>
          <table:table-cell table:style-name="Tabella7.A1" office:value-type="string">
            <text:p text:style-name="P36"/>
          </table:table-cell>
          <table:table-cell table:style-name="Tabella7.A1" office:value-type="string">
            <text:p text:style-name="P37">al n.</text:p>
          </table:table-cell>
          <table:table-cell table:style-name="Tabella7.A1" office:value-type="string">
            <text:p text:style-name="P37"/>
          </table:table-cell>
        </table:table-row>
        <table:table-row>
          <table:table-cell table:style-name="Tabella7.A1" office:value-type="string">
            <text:p text:style-name="P36">Trascritto a</text:p>
          </table:table-cell>
          <table:table-cell table:style-name="Tabella7.A1" office:value-type="string">
            <text:p text:style-name="P36"/>
          </table:table-cell>
          <table:table-cell table:style-name="Tabella7.A1" office:value-type="string">
            <text:p text:style-name="P37">il</text:p>
          </table:table-cell>
          <table:table-cell table:style-name="Tabella7.A1" office:value-type="string">
            <text:p text:style-name="P38"/>
          </table:table-cell>
          <table:table-cell table:style-name="Tabella7.A1" office:value-type="string">
            <text:p text:style-name="P37">Reg. Part.</text:p>
          </table:table-cell>
          <table:table-cell table:style-name="Tabella7.A1" office:value-type="string">
            <text:p text:style-name="P37"/>
          </table:table-cell>
        </table:table-row>
        <table:table-row>
          <table:table-cell table:style-name="Tabella7.A1" office:value-type="string">
            <text:p text:style-name="P37"/>
          </table:table-cell>
          <table:table-cell table:style-name="Tabella7.A1" office:value-type="string">
            <text:p text:style-name="P38"/>
          </table:table-cell>
          <table:table-cell table:style-name="Tabella7.A1" office:value-type="string">
            <text:p text:style-name="P38"/>
          </table:table-cell>
          <table:table-cell table:style-name="Tabella7.A1" office:value-type="string">
            <text:p text:style-name="P38"/>
          </table:table-cell>
          <table:table-cell table:style-name="Tabella7.A1" office:value-type="string">
            <text:p text:style-name="P37">Reg. Ord.</text:p>
          </table:table-cell>
          <table:table-cell table:style-name="Tabella7.A1" office:value-type="string">
            <text:p text:style-name="P37"/>
          </table:table-cell>
        </table:table-row>
      </table:table>
      <text:p text:style-name="P25">Atto di vincolo ai sensi art 9 legge 122/1989</text:p>
      <text:p text:style-name="P27"><text:span text:style-name="T14"><text:tab/><text:tab/><text:tab/><text:tab/></text:span><text:span text:style-name="T14"><draw:control text:anchor-type="as-char" svg:y="-0.392cm" draw:z-index="12" draw:style-name="gr2" draw:text-style-name="P65" svg:width="0.553cm" svg:height="0.458cm" draw:control="control13"/></text:span><text:span text:style-name="T14"><text:tab/>Non necessario</text:span></text:p>
      <text:p text:style-name="P27"><text:span text:style-name="T14"><text:tab/><text:tab/><text:tab/><text:tab/></text:span><text:span text:style-name="T16"><draw:control text:anchor-type="as-char" draw:z-index="13" draw:style-name="gr1" draw:text-style-name="P65" svg:width="0.553cm" svg:height="0.458cm" draw:control="control14"/></text:span><text:span text:style-name="T16"><text:tab/>Stipulato con atto <text:s/>in data ___________</text:span></text:p>
      <text:p text:style-name="P23"><text:tab/><text:tab/><text:tab/><text:tab/><text:tab/>a rogito notaio ____________________</text:p>
      <text:p text:style-name="P23"><text:tab/><text:tab/><text:tab/><text:tab/><text:tab/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36">Rep n.</text:p>
          </table:table-cell>
          <table:table-cell table:style-name="Tabella4.A1" office:value-type="string">
            <text:p text:style-name="P37"/>
          </table:table-cell>
          <table:table-cell table:style-name="Tabella4.A1" office:value-type="string">
            <text:p text:style-name="P37"><text:s/></text:p>
          </table:table-cell>
          <table:table-cell table:style-name="Tabella4.A1" office:value-type="string">
            <text:p text:style-name="P36">Racc. n.</text:p>
          </table:table-cell>
          <table:table-cell table:style-name="Tabella4.A1" office:value-type="string">
            <text:p text:style-name="P37"/>
          </table:table-cell>
          <table:table-cell table:style-name="Tabella4.A1" office:value-type="string">
            <text:p text:style-name="P37"/>
          </table:table-cell>
        </table:table-row>
        <table:table-row>
          <table:table-cell table:style-name="Tabella4.A1" office:value-type="string">
            <text:p text:style-name="P37">Registrato a </text:p>
          </table:table-cell>
          <table:table-cell table:style-name="Tabella4.A1" office:value-type="string">
            <text:p text:style-name="P36"/>
          </table:table-cell>
          <table:table-cell table:style-name="Tabella4.A1" office:value-type="string">
            <text:p text:style-name="P37">il</text:p>
          </table:table-cell>
          <table:table-cell table:style-name="Tabella4.A1" office:value-type="string">
            <text:p text:style-name="P36"/>
          </table:table-cell>
          <table:table-cell table:style-name="Tabella4.A1" office:value-type="string">
            <text:p text:style-name="P37">al n.</text:p>
          </table:table-cell>
          <table:table-cell table:style-name="Tabella4.A1" office:value-type="string">
            <text:p text:style-name="P37"/>
          </table:table-cell>
        </table:table-row>
        <table:table-row>
          <table:table-cell table:style-name="Tabella4.A1" office:value-type="string">
            <text:p text:style-name="P36">Trascritto a</text:p>
          </table:table-cell>
          <table:table-cell table:style-name="Tabella4.A1" office:value-type="string">
            <text:p text:style-name="P36"/>
          </table:table-cell>
          <table:table-cell table:style-name="Tabella4.A1" office:value-type="string">
            <text:p text:style-name="P37">il</text:p>
          </table:table-cell>
          <table:table-cell table:style-name="Tabella4.A1" office:value-type="string">
            <text:p text:style-name="P38"/>
          </table:table-cell>
          <table:table-cell table:style-name="Tabella4.A1" office:value-type="string">
            <text:p text:style-name="P37">Reg. Part.</text:p>
          </table:table-cell>
          <table:table-cell table:style-name="Tabella4.A1" office:value-type="string">
            <text:p text:style-name="P37"/>
          </table:table-cell>
        </table:table-row>
        <table:table-row>
          <table:table-cell table:style-name="Tabella4.A1" office:value-type="string">
            <text:p text:style-name="P37"/>
          </table:table-cell>
          <table:table-cell table:style-name="Tabella4.A1" office:value-type="string">
            <text:p text:style-name="P38"/>
          </table:table-cell>
          <table:table-cell table:style-name="Tabella4.A1" office:value-type="string">
            <text:p text:style-name="P38"/>
          </table:table-cell>
          <table:table-cell table:style-name="Tabella4.A1" office:value-type="string">
            <text:p text:style-name="P38"/>
          </table:table-cell>
          <table:table-cell table:style-name="Tabella4.A1" office:value-type="string">
            <text:p text:style-name="P37">Reg. Ord.</text:p>
          </table:table-cell>
          <table:table-cell table:style-name="Tabella4.A1" office:value-type="string">
            <text:p text:style-name="P37"/>
          </table:table-cell>
        </table:table-row>
      </table:table>
      <text:p text:style-name="P25">Atto di vincolo di destinazione d'uso</text:p>
      <text:p text:style-name="P27"><text:span text:style-name="T14"><text:tab/><text:tab/><text:tab/><text:tab/></text:span><text:span text:style-name="T14"><draw:control text:anchor-type="as-char" svg:y="-0.392cm" draw:z-index="14" draw:style-name="gr2" draw:text-style-name="P65" svg:width="0.553cm" svg:height="0.458cm" draw:control="control15"/></text:span><text:span text:style-name="T14"><text:tab/>Non necessario</text:span></text:p>
      <text:p text:style-name="P27"><text:span text:style-name="T14"><text:tab/><text:tab/><text:tab/><text:tab/></text:span><text:span text:style-name="T14"><draw:control text:anchor-type="as-char" svg:y="-0.392cm" draw:z-index="15" draw:style-name="gr2" draw:text-style-name="P65" svg:width="0.553cm" svg:height="0.458cm" draw:control="control16"/></text:span><text:span text:style-name="T14"><text:tab/>tipo di vincolo __________________</text:span></text:p>
      <text:p text:style-name="P27"><text:span text:style-name="T14"><text:tab/><text:tab/><text:tab/><text:tab/></text:span><text:span text:style-name="T16"><draw:control text:anchor-type="as-char" draw:z-index="16" draw:style-name="gr1" draw:text-style-name="P65" svg:width="0.553cm" svg:height="0.458cm" draw:control="control17"/></text:span><text:span text:style-name="T16"><text:tab/>Sottoscritto da <text:s text:c="2"/><text:tab/>___________</text:span></text:p>
      <text:p text:style-name="P23"><text:tab/><text:tab/><text:tab/><text:tab/><text:tab/>in qualità di <text:s/><text:tab/><text:tab/>____________________</text:p>
      <text:p text:style-name="P23"><text:tab/><text:tab/></text:p>
      <text:p text:style-name="P33">ONERI </text:p>
      <text:p text:style-name="P28"><text:span text:style-name="T14"><draw:control text:anchor-type="as-char" draw:z-index="17" draw:style-name="gr1" draw:text-style-name="P65" svg:width="0.553cm" svg:height="0.458cm" draw:control="control18"/></text:span><text:span text:style-name="T14"><text:tab/>Il progetto non richiede il versamento del contributo di costruzione <text:s text:c="4"/></text:span></text:p>
      <text:p text:style-name="P23"><draw:control text:anchor-type="as-char" draw:z-index="18" draw:style-name="gr1" draw:text-style-name="P65" svg:width="0.553cm" svg:height="0.458cm" draw:control="control19"/><text:tab/>Il progetto richiede il versamento del contributo di costruzione con le modalità di cui al prospetto <text:tab/>allegato</text:p>
      <text:p text:style-name="P23"><draw:control text:anchor-type="as-char" draw:z-index="80" draw:style-name="gr1" draw:text-style-name="P65" svg:width="0.553cm" svg:height="0.458cm" draw:control="control81"/><text:tab/>Il progetto non richiede il versamento del contributo aggiuntivo per il fondo sociale (art 26 bis L.R. <text:tab/>38/2007)</text:p>
      <text:p text:style-name="P61"><draw:control text:anchor-type="as-char" draw:z-index="81" draw:style-name="gr1" draw:text-style-name="P65" svg:width="0.553cm" svg:height="0.458cm" draw:control="control82"/><text:tab/><text:span text:style-name="T19">Il progetto richiede il versamento del contributo aggiuntivo per il fondo sociale (art 26 bis L.R. <text:s text:c="2"/></text:span></text:p>
      <text:p text:style-name="P23"><text:s text:c="13"/>38/2007) per intervento residenziale di superficie &gt;500 metri quadrati <text:s text:c="3"/></text:p>
      <text:p text:style-name="P29"/>
      <text:p text:style-name="P29">STANDARD</text:p>
      <text:p text:style-name="P28">Standard pubblici (art. 9 della normativa generale di PUC)</text:p>
      <text:p text:style-name="P28"><text:span text:style-name="T14"><draw:control text:anchor-type="as-char" draw:z-index="72" draw:style-name="gr1" draw:text-style-name="P65" svg:width="0.553cm" svg:height="0.458cm" draw:control="control73"/></text:span><text:span text:style-name="T14"><text:tab/>Il progetto non richiede il reperimento di standard pubblici <text:s text:c="3"/></text:span></text:p>
      <text:p text:style-name="P23"><draw:control text:anchor-type="as-char" draw:z-index="73" draw:style-name="gr1" draw:text-style-name="P65" svg:width="0.553cm" svg:height="0.458cm" draw:control="control74"/><text:tab/>Il progetto richiede il reperimento di standard pubblici </text:p>
      <text:p text:style-name="P23"><text:tab/><text:tab/><draw:control text:anchor-type="as-char" draw:z-index="74" draw:style-name="gr1" draw:text-style-name="P65" svg:width="0.553cm" svg:height="0.458cm" draw:control="control75"/><text:tab/>Gli standard sono stati reperiti a progetto e disciplinati dalla convenzione</text:p>
      <text:p text:style-name="P23"><text:tab/><text:tab/><draw:control text:anchor-type="as-char" draw:z-index="75" draw:style-name="gr1" draw:text-style-name="P65" svg:width="0.553cm" svg:height="0.458cm" draw:control="control76"/><text:tab/>Gli standard sono monetizzati secondo il prospetto allegato</text:p>
      <text:p text:style-name="P23"/>
      <text:p text:style-name="P23">Standard privati <text:s text:c="3"/>(art. 10 della normativa generale di PUC)</text:p>
      <text:p text:style-name="P23"><draw:control text:anchor-type="as-char" draw:z-index="76" draw:style-name="gr1" draw:text-style-name="P65" svg:width="0.553cm" svg:height="0.458cm" draw:control="control77"/><text:tab/>Il progetto non richiede il reperimento di standard privati <text:s text:c="3"/></text:p>
      <text:p text:style-name="P23"><draw:control text:anchor-type="as-char" draw:z-index="77" draw:style-name="gr1" draw:text-style-name="P65" svg:width="0.553cm" svg:height="0.458cm" draw:control="control78"/><text:tab/>Il progetto richiede il reperimento di standard privati </text:p>
      <text:p text:style-name="P23"><text:tab/><text:tab/><draw:control text:anchor-type="as-char" draw:z-index="78" draw:style-name="gr1" draw:text-style-name="P65" svg:width="0.553cm" svg:height="0.458cm" draw:control="control79"/><text:tab/>Gli standard sono stati reperiti a progetto e disciplinati da convenzione/atto d'obbligo</text:p>
      <text:p text:style-name="P23"><text:tab/><text:tab/><draw:control text:anchor-type="as-char" draw:z-index="79" draw:style-name="gr1" draw:text-style-name="P65" svg:width="0.553cm" svg:height="0.458cm" draw:control="control80"/><text:tab/>Gli standard sono monetizzati secondo il prospetto allegato</text:p>
      <text:p text:style-name="P28"/>
      <text:p text:style-name="P28">Standard normativa commerciale</text:p>
      <text:p text:style-name="P23"><draw:control text:anchor-type="as-char" draw:z-index="19" draw:style-name="gr1" draw:text-style-name="P65" svg:width="0.553cm" svg:height="0.458cm" draw:control="control20"/><text:tab/>Il progetto non richiede il reperimento di standard ai sensi dei vigenti criteri di urbanistica <text:tab/>commerciale <text:s text:c="3"/></text:p>
      <text:p text:style-name="P23"><text:soft-page-break/><draw:control text:anchor-type="as-char" draw:z-index="20" draw:style-name="gr1" draw:text-style-name="P65" svg:width="0.553cm" svg:height="0.458cm" draw:control="control21"/><text:tab/>Il progetto richiede il reperimento <text:s/>di standard ai sensi dei vigenti criteri di urbanistica commerciale</text:p>
      <text:p text:style-name="P23"><text:tab/><text:tab/><draw:control text:anchor-type="as-char" draw:z-index="21" draw:style-name="gr1" draw:text-style-name="P65" svg:width="0.553cm" svg:height="0.458cm" draw:control="control22"/><text:tab/>Gli standard sono stati reperiti a progetto e disciplinati da atto </text:p>
      <text:p text:style-name="P23"><text:tab/><text:tab/></text:p>
      <text:p text:style-name="P34">ANAGRAFE TRIBUTARIA</text:p>
      <text:p text:style-name="P28"><text:span text:style-name="T14"><draw:control text:anchor-type="as-char" draw:z-index="38" draw:style-name="gr1" draw:text-style-name="P65" svg:width="0.553cm" svg:height="0.458cm" draw:control="control39"/></text:span><text:span text:style-name="T14"><text:tab/></text:span>Verificata corretta compilazione dei campi relativi ai dati catastali e all'anagrafica richiedente, professionista e imprese</text:p>
      <text:p text:style-name="P34"/>
      <text:p text:style-name="P23"/>
      <text:p text:style-name="P33">ISTAT</text:p>
      <text:p text:style-name="P47"><text:span text:style-name="T15"><draw:control text:anchor-type="as-char" draw:z-index="70" draw:style-name="gr1" draw:text-style-name="P65" svg:width="0.553cm" svg:height="0.458cm" draw:control="control71"/></text:span><text:span text:style-name="T15"><text:tab/>Il progetto non richiede la compilazione del modello ISTAT <text:s text:c="2"/></text:span></text:p>
      <text:p text:style-name="P23"><draw:control text:anchor-type="as-char" draw:z-index="71" draw:style-name="gr1" draw:text-style-name="P65" svg:width="0.553cm" svg:height="0.458cm" draw:control="control72"/><text:tab/>Il progetto richiede la compilazione del modello ISTAT <text:s text:c="3"/></text:p>
      <text:p text:style-name="P23"><text:tab/><text:tab/><draw:control text:anchor-type="as-char" draw:z-index="69" draw:style-name="gr1" draw:text-style-name="P65" svg:width="0.553cm" svg:height="0.458cm" draw:control="control70"/><text:tab/>Il modello è stato compilato dal tecnico incaricato e verificato </text:p>
      <text:p text:style-name="P34"/>
      <text:p text:style-name="P34">AGIBILITA'</text:p>
      <text:p text:style-name="P47"><text:span text:style-name="T15"><draw:control text:anchor-type="as-char" draw:z-index="90" draw:style-name="gr1" draw:text-style-name="P65" svg:width="0.553cm" svg:height="0.458cm" draw:control="control91"/></text:span><text:span text:style-name="T15"><text:tab/>Il progetto non comporta la necessità di acquisire un cerificato di agibilità <text:s text:c="2"/></text:span></text:p>
      <text:p text:style-name="P23"><draw:control text:anchor-type="as-char" draw:z-index="89" draw:style-name="gr1" draw:text-style-name="P65" svg:width="0.553cm" svg:height="0.458cm" draw:control="control90"/><text:tab/>Il progetto comporta la necessità di acquisire un cerificato di agibilità </text:p>
      <text:p text:style-name="P26"/>
      <text:p text:style-name="P50"/>
      <text:p text:style-name="P50">ABBATTIMENTO BARRIERE ARCHITETTONICHE</text:p>
      <text:p text:style-name="P23"><draw:control text:anchor-type="as-char" draw:z-index="84" draw:style-name="gr1" draw:text-style-name="P65" svg:width="0.553cm" svg:height="0.458cm" draw:control="control85"/><text:tab/>Il progetto prevede interventi di abbattimento barriere architettoniche <text:s text:c="3"/></text:p>
      <text:p text:style-name="P23"><draw:control text:anchor-type="as-char" draw:z-index="85" draw:style-name="gr1" draw:text-style-name="P65" svg:width="0.553cm" svg:height="0.458cm" draw:control="control86"/><text:tab/>Il progetto non prevede interventi di abbattimento barriere architettoniche</text:p>
      <text:p text:style-name="P45"/>
      <text:p text:style-name="P34"/>
      <text:p text:style-name="P34">VARIAZIONI CATASTALI</text:p>
      <text:p text:style-name="P23"><draw:control text:anchor-type="as-char" draw:z-index="86" draw:style-name="gr1" draw:text-style-name="P65" svg:width="0.553cm" svg:height="0.458cm" draw:control="control87"/><text:tab/>Il progetto non prevede la necessità di una variazione catastale <text:s text:c="2"/></text:p>
      <text:p text:style-name="P23"><draw:control text:anchor-type="as-char" draw:z-index="87" draw:style-name="gr1" draw:text-style-name="P65" svg:width="0.553cm" svg:height="0.458cm" draw:control="control88"/><text:tab/>Il progetto prevede la necessità di una variazione catastale <text:s text:c="2"/></text:p>
      <text:p text:style-name="P23"/>
      <text:p text:style-name="P34"/>
      <text:p text:style-name="P34">COMPILAZIONE DATI PRATICAWEB E ANAGRAFE TRIBUTARIA</text:p>
      <text:p text:style-name="P28"><text:span text:style-name="T14"><draw:control text:anchor-type="as-char" draw:z-index="88" draw:style-name="gr1" draw:text-style-name="P65" svg:width="0.553cm" svg:height="0.458cm" draw:control="control89"/></text:span><text:span text:style-name="T14"><text:tab/></text:span>Verificata corretta compilazione dei campi relativi ai dati catastali, toponomastici e all'anagrafica richiedente, professionista e imprese</text:p>
      <text:p text:style-name="P28"/>
      <text:p text:style-name="P35"/>
      <text:p text:style-name="P41">Per quanto sopra riportato la SCIA di cui all'oggetto può essere conservata in atti nel seguente stato:</text:p>
      <text:p text:style-name="P35"/>
      <text:p text:style-name="P23"><draw:control text:anchor-type="as-char" draw:z-index="40" draw:style-name="gr1" draw:text-style-name="P65" svg:width="0.553cm" svg:height="0.458cm" draw:control="control41"/><text:tab/>Efficace in attesa della comunicazione di fine lavori</text:p>
      <text:p text:style-name="P23"><draw:control text:anchor-type="as-char" draw:z-index="41" draw:style-name="gr1" draw:text-style-name="P65" svg:width="0.553cm" svg:height="0.458cm" draw:control="control42"/><text:tab/>Priva di efficacia in quanto non integrata nei termini di legge </text:p>
      <text:p text:style-name="P23"><text:tab/><draw:control text:anchor-type="as-char" draw:z-index="42" draw:style-name="gr1" draw:text-style-name="P65" svg:width="0.553cm" svg:height="0.458cm" draw:control="control43"/><text:tab/>Comunicazione inefficacia e archiviazione con prot n. _________ del ________________</text:p>
      <text:p text:style-name="P23"><draw:control text:anchor-type="as-char" draw:z-index="44" draw:style-name="gr1" draw:text-style-name="P65" svg:width="0.553cm" svg:height="0.458cm" draw:control="control45"/><text:tab/>Dichiarata inefficace ad esito delle verifiche dell'ufficio </text:p>
      <text:p text:style-name="P23"><text:tab/><draw:control text:anchor-type="as-char" draw:z-index="43" draw:style-name="gr1" draw:text-style-name="P65" svg:width="0.553cm" svg:height="0.458cm" draw:control="control44"/><text:tab/>Comunicazione inefficacia prot n. _________ del ________________</text:p>
      <text:p text:style-name="P12"/>
      <text:p text:style-name="P12">Data __________________</text:p>
      <text:p text:style-name="P1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59"><text:s/>L'Istruttore tecnico</text:p>
            <text:p text:style-name="P59">[istruttore_tecnico]</text:p>
            <text:p text:style-name="P59"/>
          </table:table-cell>
          <table:table-cell table:style-name="Tabella5.A1" office:value-type="string">
            <text:p text:style-name="P59"/>
          </table:table-cell>
        </table:table-row>
        <table:table-row>
          <table:table-cell table:style-name="Tabella5.A1" office:value-type="string">
            <text:p text:style-name="P59">Il responsabile dell'unità operativa</text:p>
            <text:p text:style-name="P59"/>
          </table:table-cell>
          <table:table-cell table:style-name="Tabella5.A1" office:value-type="string">
            <text:p text:style-name="P59"/>
          </table:table-cell>
        </table:table-row>
        <table:table-row>
          <table:table-cell table:style-name="Tabella5.A1" office:value-type="string">
            <text:p text:style-name="P59"/>
          </table:table-cell>
          <table:table-cell table:style-name="Tabella5.A1" office:value-type="string">
            <text:p text:style-name="P59">Il responsabile del procedimento</text:p>
            <text:p text:style-name="P59">[responsabile_procedimento]</text:p>
          </table:table-cell>
        </table:table-row>
      </table:table>
      <text:p text:style-name="P60"><text:span text:style-name="T21"><text:s text:c="3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8Num5z0" style:family="text">
      <style:text-properties style:font-name="Times New Roman" style:font-name-asian="Times New Roman" style:font-name-complex="Times New Roman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5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WW8Num5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WW8Num5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5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WW8Num5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WW8Num5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5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WW8Num5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9pt" style:font-size-asian="9pt" style:font-size-complex="9pt"/>
    </style:style>
    <style:style style:name="MP2" style:family="paragraph" style:parent-style-name="Footer">
      <style:text-properties style:font-name="Arial" fo:font-size="9pt" style:font-size-asian="9pt" style:font-size-complex="9pt"/>
    </style:style>
    <style:style style:name="MP3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MT1" style:family="text">
      <style:text-properties style:font-name="Zurich XBlk BT"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Istruttore tecnico: [onload.istruttore_tecnico]</text:p>
        <text:p text:style-name="MP2"><text:span text:style-name="Car._20_predefinito_20_paragrafo"><text:span text:style-name="MT1">Responsabile del procedimento: [onload.responsabile_procedimento]</text:span></text:span></text:p>
      </style:footer>
    </style:master-page>
    <style:master-page style:name="MPF0" style:page-layout-name="Mpm3" style:next-style-name="MP0">
      <style:header>
        <text:p text:style-name="MP3"/>
      </style:header>
      <style:footer>
        <text:p text:style-name="MP1">Istruttore tecnico: [onload.istruttore_tecnico]</text:p>
        <text:p text:style-name="MP2">Responsabile del procedimento: [onload.responsabile_procediment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Claudio</meta:initial-creator>
    <meta:creation-date>2014-01-26T19:11:00Z</meta:creation-date>
    <dc:date>2016-06-23T12:55:40.58</dc:date>
    <meta:print-date>1998-05-22T16:21:00Z</meta:print-date>
    <meta:editing-cycles>23</meta:editing-cycles>
    <meta:editing-duration>P3DT6H13M48S</meta:editing-duration>
    <dc:creator>Comune di Savona Comune di Savona</dc:creator>
    <meta:document-statistic meta:table-count="6" meta:image-count="0" meta:object-count="0" meta:page-count="4" meta:paragraph-count="176" meta:word-count="1025" meta:character-count="8020"/>
    <meta:template xlink:type="simple" xlink:actuate="onRequest" xlink:title="" xlink:href="../../../AppData/AppData/Local/Temp/prova.odt/revoca%20sospensione%20dia%20dopo%20pareri%20.dot"/>
  </office:meta>
</office:document-meta>
</file>